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4826in" table:align="left"/>
    </style:style>
    <style:style style:name="Table1.A" style:family="table-column">
      <style:table-column-properties style:column-width="0.8597in"/>
    </style:style>
    <style:style style:name="Table1.B" style:family="table-column">
      <style:table-column-properties style:column-width="2.6229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ext_20_body">
      <style:paragraph-properties fo:margin-top="0in" fo:margin-bottom="0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our patron is that of the Quori, rulers of Dal Quor the Region of Dreams. You may have made a pact with the Quori in your dreams while you slept. Or perhaps a Quori Spirit has been within you all this time. Either way, the Quori within you may have the desire to bring about a nightmarish kingdom upon the world or it may have the desire to protect the world from the darkness of Dal Quor using you as their host.</text:p>
      <text:h text:style-name="Heading_20_4" text:outline-level="4"><text:bookmark text:name="ExpandedSpellList-3714542"/>Expanded Spell List</text:h>
      <text:p text:style-name="Text_20_body">The Quori lets you choose from an expanded list of spells when you learn a warlock spell. The following spells are added to the warlock spell list for you.</text:p>
      <text:h text:style-name="Heading_20_5" text:outline-level="5">The Quori Expanded Spells</text:h>
      <table:table table:name="Table1" table:style-name="Table1">
        <table:table-column table:style-name="Table1.A"/>
        <table:table-column table:style-name="Table1.B"/>
        <table:table-header-rows>
          <table:table-row table:style-name="TableLine94763515215312">
            <table:table-cell table:style-name="Table1.A1" office:value-type="string">
              <text:p text:style-name="Table_20_Heading">Spell Level</text:p>
            </table:table-cell>
            <table:table-cell table:style-name="Table1.A1" office:value-type="string">
              <text:p text:style-name="Table_20_Heading">Spells</text:p>
            </table:table-cell>
          </table:table-row>
        </table:table-header-rows>
        <table:table-row table:style-name="TableLine94763515215312">
          <table:table-cell table:style-name="Table1.A1" office:value-type="string">
            <text:p text:style-name="P1">1st</text:p>
          </table:table-cell>
          <table:table-cell table:style-name="Table1.A1" office:value-type="string">
            <text:p text:style-name="P1"><text:a xlink:type="simple" xlink:href="https://www.dndbeyond.com/spells/dissonant-whispers" text:style-name="Internet_20_link" text:visited-style-name="Visited_20_Internet_20_Link">dissonant whispers</text:a>, <text:a xlink:type="simple" xlink:href="https://www.dndbeyond.com/spells/sleep" text:style-name="Internet_20_link" text:visited-style-name="Visited_20_Internet_20_Link">sleep</text:a></text:p>
          </table:table-cell>
        </table:table-row>
        <table:table-row table:style-name="TableLine94763515215312">
          <table:table-cell table:style-name="Table1.A1" office:value-type="string">
            <text:p text:style-name="P1">2nd</text:p>
          </table:table-cell>
          <table:table-cell table:style-name="Table1.A1" office:value-type="string">
            <text:p text:style-name="P1"><text:a xlink:type="simple" xlink:href="https://www.dndbeyond.com/spells/mind-spike" text:style-name="Internet_20_link" text:visited-style-name="Visited_20_Internet_20_Link">mind spike</text:a>, <text:a xlink:type="simple" xlink:href="https://www.dndbeyond.com/spells/phantasmal-force" text:style-name="Internet_20_link" text:visited-style-name="Visited_20_Internet_20_Link">phantasmal force</text:a></text:p>
          </table:table-cell>
        </table:table-row>
        <table:table-row table:style-name="TableLine94763515215312">
          <table:table-cell table:style-name="Table1.A1" office:value-type="string">
            <text:p text:style-name="P1">3rd</text:p>
          </table:table-cell>
          <table:table-cell table:style-name="Table1.A1" office:value-type="string">
            <text:p text:style-name="P1"><text:a xlink:type="simple" xlink:href="https://www.dndbeyond.com/spells/catnap" text:style-name="Internet_20_link" text:visited-style-name="Visited_20_Internet_20_Link">Catnap</text:a>, <text:a xlink:type="simple" xlink:href="https://www.dndbeyond.com/spells/spirit-shroud" text:style-name="Internet_20_link" text:visited-style-name="Visited_20_Internet_20_Link">spirit shroud</text:a></text:p>
          </table:table-cell>
        </table:table-row>
        <table:table-row table:style-name="TableLine94763515215312">
          <table:table-cell table:style-name="Table1.A1" office:value-type="string">
            <text:p text:style-name="P1">4th</text:p>
          </table:table-cell>
          <table:table-cell table:style-name="Table1.A1" office:value-type="string">
            <text:p text:style-name="P1"><text:a xlink:type="simple" xlink:href="https://www.dndbeyond.com/spells/phantasmal-killer" text:style-name="Internet_20_link" text:visited-style-name="Visited_20_Internet_20_Link">phantasmal killer</text:a>, <text:a xlink:type="simple" xlink:href="https://www.dndbeyond.com/spells/summon-aberration" text:style-name="Internet_20_link" text:visited-style-name="Visited_20_Internet_20_Link">summon aberration</text:a></text:p>
          </table:table-cell>
        </table:table-row>
        <table:table-row table:style-name="TableLine94763515215312">
          <table:table-cell table:style-name="Table1.A1" office:value-type="string">
            <text:p text:style-name="P1">5th</text:p>
          </table:table-cell>
          <table:table-cell table:style-name="Table1.A1" office:value-type="string">
            <text:p text:style-name="P1"><text:a xlink:type="simple" xlink:href="https://www.dndbeyond.com/spells/dream" text:style-name="Internet_20_link" text:visited-style-name="Visited_20_Internet_20_Link">Dream</text:a>, <text:a xlink:type="simple" xlink:href="https://www.dndbeyond.com/spells/enervation" text:style-name="Internet_20_link" text:visited-style-name="Visited_20_Internet_20_Link">enervation</text:a></text:p>
          </table:table-cell>
        </table:table-row>
      </table:table>
      <text:h text:style-name="Heading_20_4" text:outline-level="4"><text:bookmark text:name="Gloomweaver-3714543"/>Gloomweaver</text:h>
      <text:p text:style-name="Text_20_body">You can magically call forth a spectral image of your Quori spirit to strike at your foes. As a bonus action, you create a spectral image of your Quori at a point you can see within 60 feet of you. The Quori spirit lasts for 1 minute.</text:p>
      <text:p text:style-name="Text_20_body">When you create the Quori spirit, you can make a melee spell attack against one creature within 10 feet of it. On a hit, the spirit will go through the target and the target takes 1d4 necrotic damage, and its speed is reduced by 10 feet until the start of your next turn. When you reach 5th level in this class, the damage increases to 1d8 necrotic damage. When you reach 10th level in this class, the damage increases to 2d8 necrotic damage.</text:p>
      <text:p text:style-name="Text_20_body">As a bonus action on your turn, you can command the spirit to move up to 30 feet and repeat the attack. You regain all expended uses when you finish a long rest.</text:p>
      <text:h text:style-name="Heading_20_4" text:outline-level="4"><text:bookmark text:name="EntropicWard-3714544"/>Entropic Ward</text:h>
      <text:p text:style-name="Text_20_body">At 6th level, you learn to magically ward yourself against attack and to turn an enemy’s failed strike into good luck for yourself. When a creature makes an attack roll against you, you can use your reaction to impose disadvantage on that roll. If the attack misses you, your next attack roll against the creature has advantage if you make it before the end of your next turn.</text:p>
      <text:p text:style-name="Text_20_body">Once you use this feature, you can’t use it again until you finish a short or long rest.</text:p>
      <text:h text:style-name="Heading_20_4" text:outline-level="4"><text:bookmark text:name="ThoughtShield-3714545"/><text:soft-page-break/>Thought Shield</text:h>
      <text:p text:style-name="Text_20_body">Starting at 10th level, your thoughts can’t be read by telepathy or other means unless you allow it. You also have resistance to psychic damage, and whenever a creature deals psychic damage to you, that creature takes the same amount of damage that you do.</text:p>
      <text:h text:style-name="Heading_20_4" text:outline-level="4"><text:bookmark text:name="DarkDelirium-3714546"/>Dark Delirium</text:h>
      <text:p text:style-name="Text_20_body">Starting at 14th level, you can plunge a creature into an illusory realm. As an action, choose a creature that you can see within 60 feet of you. It must make a Wisdom saving throw against your warlock spell save DC. On a failed save, it is charmed or frightened by you (your choice) for 1 minute or until your concentration is broken (as if you are concentrating on a spell). This effect ends early if the creature takes any damage.</text:p>
      <text:p text:style-name="Text_20_body">Until this illusion ends, the creature thinks it is lost in a misty realm, the appearance of which you choose. The creature can see and hear only itself, you, and the illusion.</text:p>
      <text:p text:style-name="Text_20_body">You must finish a short or long rest before you can use this feature again.</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3T21:44:54.689532622</meta:creation-date>
    <dc:date>2021-08-23T21:47:59.057652932</dc:date>
    <meta:editing-duration>PT3M3S</meta:editing-duration>
    <meta:editing-cycles>3</meta:editing-cycles>
    <meta:generator>LibreOffice/7.1.5.2$Linux_X86_64 LibreOffice_project/10$Build-2</meta:generator>
    <meta:document-statistic meta:table-count="1" meta:image-count="0" meta:object-count="0" meta:page-count="2" meta:paragraph-count="29" meta:word-count="571" meta:character-count="3064" meta:non-whitespace-character-count="2522"/>
  </office:meta>
</office:document-meta>
</file>